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fo:font-weight="bold" style:font-size-asian="18pt" style:font-weight-asian="bold" style:font-name-complex="Times New Roman1" style:font-size-complex="18pt" style:font-weight-complex="bold"/>
    </style:style>
    <style:style style:name="T3"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GoBack"/><text:span text:style-name="T1">Produkt: Haparandabladet Avdelning: Allmänna-fi</text:span></text:p>
      <text:p text:style-name="P1"><text:span text:style-name="T1">Artikeltyp: 6x50+1 Reporter: Leif Svanberg</text:span></text:p>
      <text:p text:style-name="P1"><text:span text:style-name="T1">Pubdatum: 2016-04-08</text:span></text:p>
      <text:p text:style-name="P1"><text:span text:style-name="T2">Artikel </text:span><text:span text:style-name="T1">2106</text:span></text:p>
      <text:p text:style-name="P1"><text:span text:style-name="T3">Leif Svanberg, lång</text:span></text:p>
      <text:p text:style-name="P1"><text:span text:style-name="T1">Ko innotus ja rohkheus sait kaikki onnelisiksi aurinkonloistheessa <text:s/></text:span></text:p>
      <text:p text:style-name="P1"><text:span text:style-name="T1">Reisu Tossantörhmään oon perine <text:s/></text:span></text:p>
      <text:p text:style-name="P1"><text:span text:style-name="T1"><text:line-break/>TOSSA</text:span></text:p>
      <text:p text:style-name="P1"><text:span text:style-name="T2">Jäähneenä pyhänä oli täysi vauhti päälä kirkhaassa aurinkonloistheessa Tossantörmässä <text:line-break/>Rädda Barnenin vuotunen pyssireisu houkutteli 40 ookaushimosta osalistuijaa. <text:s/></text:span></text:p>
      <text:p text:style-name="P1"><text:span text:style-name="T2">– Kuttu mennee kaikile haaparantalaisile eikä vain Cape Eastessa asuville, korottaa Ulla Hardelin, innottunnu johtaja. <text:s/></text:span></text:p>
      <text:p text:style-name="P1"><text:span text:style-name="T1">Ilmat ei saattanheet olla paremat ko Rädda Barnen jäähneenä pyhänä vallotti laskettelutörmän Tossassa Karunkin länsipuolela. <text:s/></text:span></text:p>
      <text:p text:style-name="P1"><text:span text:style-name="T1">Kylän Friluftsfrämjandet tarjosi, nähkääs, pruuvaa-tätä-päivää törmässä. <text:s/></text:span></text:p>
      <text:p text:style-name="P1"><text:span text:style-name="T1">– Meilä oli rohki tuuri ilmojen kans ja siittä tuli hyvä niinku tavalisesti. Lapset ja raahvaat laskit alas paljojen, pulkkien ja sivakkojen päälä. </text:span></text:p>
      <text:p text:style-name="P1"><text:span text:style-name="T1">Oon hullun soma ko meän uuet haaparantalaiset oon rohkheita ja innottunheita. Net tohtiva päästää, jokku lankeavva mutta nouseva, naurava ja jatkava taas menheen. Kaikessa oon iloa ja sitä oon niin ihmeissä ja imppuneerattu, sannoo Ulla Hardelin, yks monesta johtajista joka tarjosi tätä mainiota päivää. <text:s/></text:span></text:p>
      <text:p text:style-name="P2"/>
      <text:p text:style-name="P1"><text:span text:style-name="T2">Kääntyy kaikkien puohleen <text:s/></text:span></text:p>
      <text:p text:style-name="P1"><text:span text:style-name="T1">Pyssireisu hommathaan kolmatta vuotta ja siittä oon tullu suosittu perine. Hardelin mielestä puuttu vain kaks asiata tästä vauhtikhaasta päivästä. </text:span></text:p>
      <text:p text:style-name="P1"><text:span text:style-name="T1">– Met halvama toelaki tähhään pyssireishuun myötä niin ”vanhaat” ko ”uuet” haaparantalaiset. Se oon niin tärkeätä ja hyvvää ette net saava kohata ja oppia tuntheen toisensa. Mutta tänä vuona met emmää saahneet myötä ”vanhoja” haaparantalaisia pyshiin. </text:span></text:p>
      <text:p text:style-name="P1"><text:span text:style-name="T1">Met käänymä kaikkien puohleen, mutta met emmä sauttanheet kaikkia tänä vuona. Ja siitte ei ollu tarpheeksi laskettelusivakoita joilekki raahvaile. <text:s/></text:span></text:p>
      <text:p text:style-name="P2"/>
      <text:p text:style-name="P1"><text:span text:style-name="T2">Kiinostus tuottaa puutetavaraa <text:s/></text:span></text:p>
      <text:p text:style-name="P1"><text:span text:style-name="T1">Hardelin painottaa, ette Karunkin Friluftsfrämjandet tekkee suurta työtä ja ette föreninki varmasti mielelä ottaa vasthaan laskettelurustinkilahjotuksia, jokka tuleva uusien, innottunheitten laskettelijoitten hyöyksi. <text:s/></text:span></text:p>
      <text:p text:style-name="P1"><text:span text:style-name="T1">– Met olema kans ilosia fiinistä yhtheistyöstä ja yhessävetämisestä Främjandetin kans. Se toimii vallan hvyin. Met hääymä tehä yhessä, ei kilpaila. </text:span></text:p>
      <text:p text:style-name="P1"><text:span text:style-name="T1">Paikan päälä oli monta innotettua johtajaa Rädda Barnenista, mutta kans Friluftsfrämjandetista.</text:span></text:p>
      <text:p text:style-name="P1"><text:span text:style-name="T1">Hardelinin johtajakoleka Heidi Tolvanen oon yhtä tytyväinen kolmen tiiman aurinkoisheen puohhaan törmässä. <text:s/></text:span></text:p>
      <text:p text:style-name="P1"><text:soft-page-break/><text:span text:style-name="T1">– Se oli toelaki sommaa. Främjandetin henkilökunta oli aivan fantastinen. Net sanoit, ette met olema tervetulheiksi vielä useamasti. Täälähään saattaa olla muinaki vuenaikoina. Mökin saapi vuokrata kuka vain. <text:s/></text:span></text:p>
      <text:p text:style-name="P1"><text:span text:style-name="T1">MEKI Rädda Barnen i backen ny Pirita Jaako, 2016-04-05 15.25</text:span></text:p>
      <text:p text:style-name="P1"><text:span text:style-name="T1">Sidan 1 av 2</text:span></text:p>
      <text:p text:style-name="P1"><text:span text:style-name="T2">Bild: AY6R2679.JPG </text:span><text:span text:style-name="T1">42</text:span></text:p>
      <text:p text:style-name="P1"><text:span text:style-name="T3">Kari Pistokoski, namn</text:span></text:p>
      <text:p text:style-name="P1"><text:span text:style-name="T1">FI Vauhtikas kokemus kaikenikäsille...</text:span></text:p>
      <text:p text:style-name="P1"><text:span text:style-name="T2">Bild: AY6R2873.JPG </text:span><text:span text:style-name="T1">50</text:span></text:p>
      <text:p text:style-name="P1"><text:span text:style-name="T3">Kari Pistokoski, namn</text:span></text:p>
      <text:p text:style-name="P1"><text:span text:style-name="T1">FI Ylös vain ja uusi yritys Tossantörmässä </text:span></text:p>
      <text:p text:style-name="P1"><text:span text:style-name="T1">MEKI Rädda Barnen i backen ny Pirita Jaako, 2016-04-05 15.25</text:span></text:p>
      <text:p text:style-name="Standard"><text:span text:style-name="T1">Sidan 2 av 2</text:span></text:p>
      <text:p text:style-name="Standard"><text:span text:style-name="T1">Meänkielennös: Bengt Pohjanen<text:line-break/>Ekale: Tossantörmä houkutteli kaikenikäsiä</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6</meta:editing-cycles>
    <meta:creation-date>2016-04-05T16:47:00</meta:creation-date>
    <dc:date>2016-04-06T10:43:00</dc:date>
    <meta:editing-duration>PT1H24M</meta:editing-duration>
    <meta:generator>LibreOffice/6.4.6.2$Linux_X86_64 LibreOffice_project/40$Build-2</meta:generator>
    <meta:document-statistic meta:table-count="0" meta:image-count="0" meta:object-count="0" meta:page-count="2" meta:paragraph-count="35" meta:word-count="376" meta:character-count="2953" meta:non-whitespace-character-count="25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